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Mono" svg:font-family="'Ubuntu Mono'" style:font-pitch="fixed"/>
    <style:font-face style:name="文泉驿正黑" svg:font-family="文泉驿正黑" style:font-pitch="variable"/>
    <style:font-face style:name="AR PL UMing CN" svg:font-family="'AR PL UMing CN'"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style:font-name="Ubuntu Mono"/>
    </style:style>
    <style:style style:name="P2" style:family="paragraph" style:parent-style-name="Text_20_body">
      <style:text-properties style:font-name="Ubuntu Mono" officeooo:paragraph-rsid="00025ae7"/>
    </style:style>
    <style:style style:name="P3" style:family="paragraph" style:parent-style-name="Text_20_body">
      <style:text-properties style:font-name="Ubuntu Mono" officeooo:paragraph-rsid="0003c04b"/>
    </style:style>
    <style:style style:name="P4" style:family="paragraph" style:parent-style-name="Text_20_body">
      <style:text-properties style:font-name="Ubuntu Mono" officeooo:paragraph-rsid="00059f83"/>
    </style:style>
    <style:style style:name="P5" style:family="paragraph" style:parent-style-name="Text_20_body">
      <style:text-properties style:font-name="Ubuntu Mono" officeooo:paragraph-rsid="000744e7"/>
    </style:style>
    <style:style style:name="P6" style:family="paragraph" style:parent-style-name="Text_20_body">
      <style:text-properties style:font-name="Ubuntu Mono" officeooo:paragraph-rsid="000765a3"/>
    </style:style>
    <style:style style:name="T1" style:family="text">
      <style:text-properties officeooo:rsid="00020bb1"/>
    </style:style>
    <style:style style:name="T2" style:family="text">
      <style:text-properties officeooo:rsid="00025ae7"/>
    </style:style>
    <style:style style:name="T3" style:family="text">
      <style:text-properties officeooo:rsid="0003c04b"/>
    </style:style>
    <style:style style:name="T4" style:family="text">
      <style:text-properties officeooo:rsid="00059f83"/>
    </style:style>
    <style:style style:name="T5" style:family="text">
      <style:text-properties officeooo:rsid="000744e7"/>
    </style:style>
    <style:style style:name="T6" style:family="text">
      <style:text-properties officeooo:rsid="000765a3"/>
    </style:style>
    <style:style style:name="T7" style:family="text">
      <style:text-properties officeooo:rsid="0007e4f3"/>
    </style:style>
    <style:style style:name="T8" style:family="text">
      <style:text-properties officeooo:rsid="000803fc"/>
    </style:style>
    <style:style style:name="T9" style:family="text">
      <style:text-properties officeooo:rsid="0009e99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here are total</text:span><text:span text:style-name="T5">ly</text:span><text:span text:style-name="T1"> </text:span><text:span text:style-name="T5">three</text:span><text:span text:style-name="T1"> </text:span><text:span text:style-name="T1">.</text:span><text:span text:style-name="T5">h </text:span><text:span text:style-name="T1">files, and the function of them are listed following:</text:span></text:p>
      <text:p text:style-name="P1"><text:span text:style-name="T1">1.test.h</text:span></text:p>
      <text:p text:style-name="P1"><text:span text:style-name="T1">this file's task is quiet easy, just find out overlap between rectangles and print out. So it's easy to find out mistakes.</text:span></text:p>
      <text:p text:style-name="P1"><text:span text:style-name="T1">2.Rect.h</text:span></text:p>
      <text:p text:style-name="P1"><text:span text:style-name="T1">firstly, this provide Point for Rect to compose to save the position. Then we compose std::vector&lt;Rect&gt; to Rects. So we can overload &lt;&lt; and &gt;&gt; to realize the input and output task. We also add [] and size() to make it behave like a vector.</text:span></text:p>
      <text:p text:style-name="P2"><text:span text:style-name="T2">3.SLT.h</text:span></text:p>
      <text:p text:style-name="P2"><text:span text:style-name="T2">this is the most important file for we to realize the paper. </text:span><text:span text:style-name="T3">According to the paper it have member S:names_, L:orientations_, T:T_junctions_ all as vector.</text:span></text:p>
      <text:p text:style-name="P3"><text:span text:style-name="T3">It also have a static member names rects_ which stores the rectangles' iformation that won't change when we test different SLTs.</text:span></text:p>
      <text:p text:style-name="P4"><text:span text:style-name="T4">Change() realize the three ways to change SLT given by the paper, compArea() use the private member function transformToFloorplan() to determine the Rectangles' position according to the current SLT, then it </text:span><text:span text:style-name="T5">computes the area's size.</text:span></text:p>
      <text:p text:style-name="P6"><text:span text:style-name="T6">Function transformToFloorplan() realized through insert the blocks one by one as well as record the left block and bottom block it rely on. After all recorded, we then insert block with its rectangle,</text:span><text:span text:style-name="T8"> </text:span><text:span text:style-name="T6">determine its </text:span><text:span text:style-name="T9">size and the </text:span><text:span text:style-name="T6">position </text:span><text:span text:style-name="T9">of its rectangles</text:span><text:span text:style-name="T6">.</text:span></text:p>
      <text:p text:style-name="P5"><text:span text:style-name="T5">4.main.cpp</text:span></text:p>
      <text:p text:style-name="P5"><text:span text:style-name="T5">at the first step, we read in the rectangles' information with operator&gt;&gt;, then we let temperature direct ratio to number's square, factor related to the average size of the rectangles. At the end, we test the result to avoid mistak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Ubuntu Mono" svg:font-family="'Ubuntu Mono'" style:font-pitch="fixed"/>
    <style:font-face style:name="文泉驿正黑" svg:font-family="文泉驿正黑" style:font-pitch="variable"/>
    <style:font-face style:name="AR PL UMing CN" svg:font-family="'AR PL UMing CN'"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AR PL UMing CN"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ero </meta:initial-creator>
    <meta:creation-date>2013-07-02T14:44:58</meta:creation-date>
    <meta:generator>LibreOffice/4.0.2.2$Linux_X86_64 LibreOffice_project/400m0$Build-2</meta:generator>
    <dc:date>2013-07-02T15:57:12</dc:date>
    <dc:creator>zero </dc:creator>
    <meta:editing-duration>PT1H1M53S</meta:editing-duration>
    <meta:editing-cycles>9</meta:editing-cycles>
    <meta:document-statistic meta:table-count="0" meta:image-count="0" meta:object-count="0" meta:page-count="1" meta:paragraph-count="12" meta:word-count="248" meta:character-count="1480" meta:non-whitespace-character-count="1244"/>
  </office:meta>
</office:document-meta>
</file>